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14cm" fo:min-width="1.9cm"/>
    </style:style>
    <style:style style:name="gr2" style:family="graphic" style:parent-style-name="objectwithoutfill">
      <style:graphic-properties svg:stroke-color="#0000ff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7cm"/>
    </style:style>
    <style:style style:name="gr4" style:family="graphic" style:parent-style-name="standard">
      <style:graphic-properties draw:textarea-horizontal-align="justify" draw:textarea-vertical-align="middle" draw:auto-grow-height="false" fo:min-height="0.312cm" fo:min-width="0.835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309cm" fo:min-width="0.446cm"/>
    </style:style>
    <style:style style:name="gr7" style:family="graphic" style:parent-style-name="standard">
      <style:graphic-properties draw:textarea-horizontal-align="justify" draw:textarea-vertical-align="middle" draw:auto-grow-height="false" fo:min-height="0.212cm" fo:min-width="0.946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325cm" fo:min-width="0.022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309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0.409cm" fo:min-width="0.125cm"/>
    </style:style>
    <style:style style:name="gr12" style:family="graphic" style:parent-style-name="standard">
      <style:graphic-properties draw:textarea-horizontal-align="justify" draw:textarea-vertical-align="middle" draw:auto-grow-height="false" fo:min-height="0.299cm" fo:min-width="0.826cm"/>
    </style:style>
    <style:style style:name="gr13" style:family="graphic" style:parent-style-name="standard">
      <style:graphic-properties draw:textarea-horizontal-align="justify" draw:textarea-vertical-align="middle" draw:auto-grow-height="false" fo:min-height="0.312cm" fo:min-width="1.171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309cm" fo:min-width="0.104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309cm" fo:min-width="0.005cm"/>
    </style:style>
    <style:style style:name="gr16" style:family="graphic" style:parent-style-name="standard">
      <style:graphic-properties draw:textarea-horizontal-align="justify" draw:textarea-vertical-align="middle" draw:auto-grow-height="false" fo:min-height="0.371cm" fo:min-width="0.9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18" style:family="graphic" style:parent-style-name="standard">
      <style:graphic-properties draw:textarea-horizontal-align="justify" draw:textarea-vertical-align="middle" draw:auto-grow-height="false" fo:min-height="0.271cm" fo:min-width="0.8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325cm" fo:min-width="0.122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.325cm" fo:min-width="0.922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209cm" fo:min-width="0.3cm"/>
    </style:style>
    <style:style style:name="gr22" style:family="graphic" style:parent-style-name="standard">
      <style:graphic-properties draw:textarea-horizontal-align="justify" draw:textarea-vertical-align="middle" draw:auto-grow-height="false" fo:min-height="0.312cm" fo:min-width="1.471cm"/>
    </style:style>
    <style:style style:name="gr23" style:family="graphic" style:parent-style-name="standard">
      <style:graphic-properties draw:textarea-horizontal-align="justify" draw:textarea-vertical-align="middle" draw:auto-grow-height="false" fo:min-height="0.312cm" fo:min-width="0.771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0.325cm" fo:min-width="0cm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0.325cm" fo:min-width="1.5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0.826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0.32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271cm" fo:min-width="0.9cm"/>
    </style:style>
    <style:style style:name="gr29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31" style:family="graphic" style:parent-style-name="standard">
      <style:graphic-properties draw:textarea-horizontal-align="justify" draw:textarea-vertical-align="middle" draw:auto-grow-height="false" fo:min-height="0.292cm" fo:min-width="1.242cm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33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35" style:family="graphic" style:parent-style-name="standard">
      <style:graphic-properties draw:stroke="none" svg:stroke-color="#000000" draw:fill="none" draw:fill-color="#ffffff" fo:min-height="0.15cm"/>
    </style:style>
    <style:style style:name="gr36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128cm" fo:min-width="1.704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.463cm"/>
    </style:style>
    <style:style style:name="gr39" style:family="graphic" style:parent-style-name="standard">
      <style:graphic-properties draw:textarea-horizontal-align="justify" draw:textarea-vertical-align="middle" draw:auto-grow-height="false" fo:min-height="1.764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3.439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.989cm"/>
    </style:style>
    <style:style style:name="gr42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288cm"/>
    </style:style>
    <style:style style:name="gr45" style:family="graphic" style:parent-style-name="standard">
      <style:graphic-properties draw:textarea-horizontal-align="justify" draw:textarea-vertical-align="middle" draw:auto-grow-height="false" fo:min-height="3.514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2.914cm"/>
    </style:style>
    <style:style style:name="gr47" style:family="graphic" style:parent-style-name="standard">
      <style:graphic-properties draw:textarea-horizontal-align="justify" draw:textarea-vertical-align="middle" draw:auto-grow-height="false" fo:min-height="0.363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.5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6.2000007629395pt"/>
    </style:style>
    <style:style style:name="P5" style:family="paragraph">
      <loext:graphic-properties draw:fill-color="#cccccc"/>
      <style:paragraph-properties fo:text-align="center"/>
      <style:text-properties fo:font-size="26.2000007629395pt"/>
    </style:style>
    <style:style style:name="P6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color="#ff007f" fo:font-size="11pt" style:font-size-asian="11pt" style:font-size-complex="11pt"/>
    </style:style>
    <style:style style:name="P8" style:family="paragraph">
      <loext:graphic-properties draw:fill="none" draw:fill-color="#ffffff"/>
      <style:text-properties fo:color="#ff007f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7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0.564cm" svg:x="16.5cm" svg:y="1.436cm">
          <text:p text:style-name="P1"><text:span text:style-name="T1">prog</text:span><text:span text:style-name="T1">r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cm" svg:y1="2cm" svg:x2="4.7cm" svg:y2="7.9cm">
          <text:p/>
        </draw:line>
        <draw:custom-shape draw:style-name="gr3" draw:text-style-name="P4" draw:layer="layout" svg:width="1.2cm" svg:height="0.5cm" svg:x="4.1cm" svg:y="7.9cm">
          <text:p text:style-name="P1"><text:span text:style-name="T1">dec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35cm" svg:height="0.562cm" svg:x="1.165cm" svg:y="10.038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cm" svg:y1="10cm" svg:x2="4.7cm" svg:y2="8.4cm">
          <text:p/>
        </draw:line>
        <draw:line draw:style-name="gr5" draw:text-style-name="P3" draw:layer="layout" svg:x1="1.8cm" svg:y1="10.6cm" svg:x2="1.6cm" svg:y2="27.2cm">
          <text:p/>
        </draw:line>
        <draw:custom-shape draw:style-name="gr6" draw:text-style-name="P5" draw:layer="layout" svg:width="0.946cm" svg:height="0.559cm" svg:x="1.2cm" svg:y="27.241cm">
          <text:p text:style-name="P1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446cm" svg:height="0.462cm" svg:x="2.7cm" svg:y="10.1cm">
          <text:p text:style-name="P1"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22cm" svg:height="0.575cm" svg:x="2.3cm" svg:y="27.22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3cm" svg:y1="12cm" svg:x2="2.6cm" svg:y2="27.2cm">
          <text:p/>
        </draw:line>
        <draw:line draw:style-name="gr2" draw:text-style-name="P3" draw:layer="layout" svg:x1="4.7cm" svg:y1="8.4cm" svg:x2="3.4cm" svg:y2="10.1cm">
          <text:p/>
        </draw:line>
        <draw:line draw:style-name="gr5" draw:text-style-name="P3" draw:layer="layout" svg:x1="4.7cm" svg:y1="8.4cm" svg:x2="3.2cm" svg:y2="27.2cm">
          <text:p/>
        </draw:line>
        <draw:custom-shape draw:style-name="gr9" draw:text-style-name="P6" draw:layer="layout" svg:width="0.425cm" svg:height="0.559cm" svg:x="2.975cm" svg:y="27.241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4.8cm" svg:y="10cm">
          <text:p text:style-name="P1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625cm" svg:height="0.659cm" svg:x="3.675cm" svg:y="27.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cm" svg:y1="12cm" svg:x2="4cm" svg:y2="27.2cm">
          <text:p/>
        </draw:line>
        <draw:line draw:style-name="gr2" draw:text-style-name="P3" draw:layer="layout" svg:x1="4.7cm" svg:y1="8.4cm" svg:x2="5.6cm" svg:y2="10cm">
          <text:p/>
        </draw:line>
        <draw:custom-shape draw:style-name="gr12" draw:text-style-name="P2" draw:layer="layout" svg:width="1.326cm" svg:height="0.549cm" svg:x="7.274cm" svg:y="7.851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cm" svg:y1="2cm" svg:x2="8cm" svg:y2="7.8cm">
          <text:p/>
        </draw:line>
        <draw:custom-shape draw:style-name="gr13" draw:text-style-name="P2" draw:layer="layout" svg:width="1.671cm" svg:height="0.562cm" svg:x="6.6cm" svg:y="10cm">
          <text:p text:style-name="P1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cm" svg:y1="8.4cm" svg:x2="7.3cm" svg:y2="10cm">
          <text:p/>
        </draw:line>
        <draw:custom-shape draw:style-name="gr14" draw:text-style-name="P6" draw:layer="layout" svg:width="0.604cm" svg:height="0.559cm" svg:x="5.1cm" svg:y="27.24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2cm" svg:y1="12cm" svg:x2="5.4cm" svg:y2="27.2cm">
          <text:p/>
        </draw:line>
        <draw:custom-shape draw:style-name="gr15" draw:text-style-name="P6" draw:layer="layout" svg:width="0.505cm" svg:height="0.559cm" svg:x="5.9cm" svg:y="27.241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8.4cm" svg:x2="8.6cm" svg:y2="10cm">
          <text:p/>
        </draw:line>
        <draw:line draw:style-name="gr5" draw:text-style-name="P3" draw:layer="layout" svg:x1="8.6cm" svg:y1="10cm" svg:x2="8.6cm" svg:y2="11.2cm">
          <text:p/>
        </draw:line>
        <draw:line draw:style-name="gr5" draw:text-style-name="P3" draw:layer="layout" svg:x1="8.6cm" svg:y1="11.163cm" svg:x2="6.2cm" svg:y2="27.2cm">
          <text:p/>
        </draw:line>
        <draw:custom-shape draw:style-name="gr16" draw:text-style-name="P2" draw:layer="layout" svg:width="1.4cm" svg:height="0.621cm" svg:x="9cm" svg:y="10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cm" svg:y1="8.4cm" svg:x2="9.6cm" svg:y2="10cm">
          <text:p/>
        </draw:line>
        <draw:custom-shape draw:style-name="gr17" draw:text-style-name="P2" draw:layer="layout" svg:width="2cm" svg:height="0.6cm" svg:x="8.7cm" svg:y="11.5cm">
          <text:p text:style-name="P1"><text:span text:style-name="T1">num</text:span><text:span text:style-name="T1">b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cm" svg:y1="10.6cm" svg:x2="9.6cm" svg:y2="11.5cm">
          <text:p/>
        </draw:line>
        <draw:custom-shape draw:style-name="gr18" draw:text-style-name="P2" draw:layer="layout" svg:width="1.3cm" svg:height="0.521cm" svg:x="8.9cm" svg:y="12.979cm">
          <text:p text:style-name="P1"><text:span text:style-name="T1">dig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cm" svg:y1="12.1cm" svg:x2="9.6cm" svg:y2="13cm">
          <text:p/>
        </draw:line>
        <draw:custom-shape draw:style-name="gr19" draw:text-style-name="P6" draw:layer="layout" svg:width="0.622cm" svg:height="0.575cm" svg:x="6.678cm" svg:y="27.22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6cm" svg:y1="13.5cm" svg:x2="7cm" svg:y2="27.2cm">
          <text:p/>
        </draw:line>
        <draw:custom-shape draw:style-name="gr12" draw:text-style-name="P2" draw:layer="layout" svg:width="1.326cm" svg:height="0.549cm" svg:x="11.274cm" svg:y="7.851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cm" svg:y1="7.8cm" svg:x2="17.8cm" svg:y2="2cm">
          <text:p/>
        </draw:line>
        <draw:custom-shape draw:style-name="gr20" draw:text-style-name="P6" draw:layer="layout" svg:width="1.422cm" svg:height="0.575cm" svg:x="9.478cm" svg:y="27.2cm">
          <text:p text:style-name="P1"><text:span text:style-name="T1">whil</text:span><text:span text:style-name="T1">e(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3cm" svg:y1="8.4cm" svg:x2="10cm" svg:y2="27.2cm">
          <text:p/>
        </draw:line>
        <draw:custom-shape draw:style-name="gr16" draw:text-style-name="P2" draw:layer="layout" svg:width="1.4cm" svg:height="0.621cm" svg:x="11.4cm" svg:y="10cm">
          <text:p text:style-name="P1"><text:span text:style-name="T1">con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1cm" svg:y1="10cm" svg:x2="11.9cm" svg:y2="8.4cm">
          <text:p/>
        </draw:line>
        <draw:custom-shape draw:style-name="gr16" draw:text-style-name="P2" draw:layer="layout" svg:width="1.4cm" svg:height="0.621cm" svg:x="11.3cm" svg:y="11.479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cm" svg:height="0.621cm" svg:x="12.8cm" svg:y="11.479cm">
          <text:p text:style-name="P1"><text:span text:style-name="T1">com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cm" svg:height="0.621cm" svg:x="14.3cm" svg:y="11.479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1cm" svg:y1="10.6cm" svg:x2="12cm" svg:y2="11.5cm">
          <text:p/>
        </draw:line>
        <draw:line draw:style-name="gr2" draw:text-style-name="P3" draw:layer="layout" svg:x1="12.1cm" svg:y1="10.6cm" svg:x2="13.5cm" svg:y2="11.5cm">
          <text:p/>
        </draw:line>
        <draw:line draw:style-name="gr2" draw:text-style-name="P3" draw:layer="layout" svg:x1="12.1cm" svg:y1="10.6cm" svg:x2="15cm" svg:y2="11.5cm">
          <text:p/>
        </draw:line>
        <draw:custom-shape draw:style-name="gr13" draw:text-style-name="P2" draw:layer="layout" svg:width="1.671cm" svg:height="0.562cm" svg:x="11.1cm" svg:y="12.9cm">
          <text:p text:style-name="P1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12.1cm" svg:x2="11.9cm" svg:y2="12.9cm">
          <text:p/>
        </draw:line>
        <draw:custom-shape draw:style-name="gr14" draw:text-style-name="P6" draw:layer="layout" svg:width="0.604cm" svg:height="0.559cm" svg:x="11.096cm" svg:y="27.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cm" svg:y1="14.4cm" svg:x2="11.3cm" svg:y2="27.2cm">
          <text:p/>
        </draw:line>
        <draw:custom-shape draw:style-name="gr21" draw:text-style-name="P6" draw:layer="layout" svg:width="0.8cm" svg:height="0.459cm" svg:x="11.9cm" svg:y="27.241cm">
          <text:p text:style-name="P1"><text:span text:style-name="T1">==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cm" svg:y1="12.1cm" svg:x2="12.2cm" svg:y2="27.2cm">
          <text:p/>
        </draw:line>
        <draw:custom-shape draw:style-name="gr22" draw:text-style-name="P2" draw:layer="layout" svg:width="1.971cm" svg:height="0.562cm" svg:x="13.329cm" svg:y="12.9cm">
          <text:p text:style-name="P1"><text:span text:style-name="T1">num</text:span><text:span text:style-name="T1">b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2.1cm" svg:x2="14.1cm" svg:y2="12.9cm">
          <text:p/>
        </draw:line>
        <draw:custom-shape draw:style-name="gr23" draw:text-style-name="P2" draw:layer="layout" svg:width="1.271cm" svg:height="0.562cm" svg:x="13.329cm" svg:y="13.8cm">
          <text:p text:style-name="P1"><text:span text:style-name="T1">dig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8cm" svg:y1="13.4cm" svg:x2="13.8cm" svg:y2="13.8cm">
          <text:p/>
        </draw:line>
        <draw:custom-shape draw:style-name="gr19" draw:text-style-name="P6" draw:layer="layout" svg:width="0.622cm" svg:height="0.575cm" svg:x="7.5cm" svg:y="27.2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622cm" svg:height="0.575cm" svg:x="4.4cm" svg:y="27.225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7cm" svg:y1="8.4cm" svg:x2="6.5cm" svg:y2="9.8cm">
          <text:p/>
        </draw:line>
        <draw:line draw:style-name="gr5" draw:text-style-name="P3" draw:layer="layout" svg:x1="6.5cm" svg:y1="9.8cm" svg:x2="6.5cm" svg:y2="10.7cm">
          <text:p/>
        </draw:line>
        <draw:line draw:style-name="gr5" draw:text-style-name="P3" draw:layer="layout" svg:x1="6.5cm" svg:y1="10.7cm" svg:x2="4.7cm" svg:y2="27.2cm">
          <text:p/>
        </draw:line>
        <draw:line draw:style-name="gr5" draw:text-style-name="P3" draw:layer="layout" svg:x1="8cm" svg:y1="8.4cm" svg:x2="10.7cm" svg:y2="10cm">
          <text:p/>
        </draw:line>
        <draw:line draw:style-name="gr5" draw:text-style-name="P3" draw:layer="layout" svg:x1="10.7cm" svg:y1="10cm" svg:x2="10.9cm" svg:y2="12.2cm">
          <text:p/>
        </draw:line>
        <draw:line draw:style-name="gr5" draw:text-style-name="P3" draw:layer="layout" svg:x1="10.9cm" svg:y1="12.2cm" svg:x2="7.7cm" svg:y2="27.2cm">
          <text:p/>
        </draw:line>
        <draw:custom-shape draw:style-name="gr24" draw:text-style-name="P6" draw:layer="layout" svg:width="0.422cm" svg:height="0.575cm" svg:x="13.278cm" svg:y="27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8cm" svg:y1="14.4cm" svg:x2="13cm" svg:y2="27.2cm">
          <text:p/>
        </draw:line>
        <draw:custom-shape draw:style-name="gr24" draw:text-style-name="P6" draw:layer="layout" svg:width="0.4cm" svg:height="0.575cm" svg:x="12.8cm" svg:y="27.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9cm" svg:y1="8.4cm" svg:x2="15.9cm" svg:y2="11.3cm">
          <text:p/>
        </draw:line>
        <draw:line draw:style-name="gr5" draw:text-style-name="P3" draw:layer="layout" svg:x1="15.9cm" svg:y1="11.3cm" svg:x2="13.5cm" svg:y2="27.2cm">
          <text:p/>
        </draw:line>
        <draw:custom-shape draw:style-name="gr24" draw:text-style-name="P6" draw:layer="layout" svg:width="0.422cm" svg:height="0.575cm" svg:x="13.8cm" svg:y="27.2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14.3cm" svg:y="27.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cm" svg:height="0.575cm" svg:x="14.8cm" svg:y="27.2cm">
          <text:p text:style-name="P1"><text:span text:style-name="T1">=re</text:span><text:span text:style-name="T1">ad()</text:span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16.9cm" svg:y="27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16.4cm" svg:y="10.1cm">
          <text:p text:style-name="P1"><text:span text:style-name="T1">stm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8.4cm" svg:x2="16.3cm" svg:y2="11.3cm">
          <text:p/>
        </draw:line>
        <draw:line draw:style-name="gr5" draw:text-style-name="P3" draw:layer="layout" svg:x1="16.3cm" svg:y1="11.3cm" svg:x2="14cm" svg:y2="27.2cm">
          <text:p/>
        </draw:line>
        <draw:custom-shape draw:style-name="gr13" draw:text-style-name="P2" draw:layer="layout" svg:width="1.671cm" svg:height="0.562cm" svg:x="16.429cm" svg:y="11.5cm">
          <text:p text:style-name="P1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1cm" svg:y1="10.6cm" svg:x2="17.1cm" svg:y2="11.5cm">
          <text:p/>
        </draw:line>
        <draw:line draw:style-name="gr5" draw:text-style-name="P3" draw:layer="layout" svg:x1="17cm" svg:y1="13.5cm" svg:x2="14.5cm" svg:y2="27.2cm">
          <text:p/>
        </draw:line>
        <draw:line draw:style-name="gr2" draw:text-style-name="P3" draw:layer="layout" svg:x1="15.8cm" svg:y1="8.4cm" svg:x2="17.1cm" svg:y2="10.1cm">
          <text:p/>
        </draw:line>
        <draw:line draw:style-name="gr5" draw:text-style-name="P3" draw:layer="layout" svg:x1="17.1cm" svg:y1="10.6cm" svg:x2="18.3cm" svg:y2="11.4cm">
          <text:p/>
        </draw:line>
        <draw:line draw:style-name="gr5" draw:text-style-name="P3" draw:layer="layout" svg:x1="18.3cm" svg:y1="11.4cm" svg:x2="18.3cm" svg:y2="12.1cm">
          <text:p/>
        </draw:line>
        <draw:line draw:style-name="gr5" draw:text-style-name="P3" draw:layer="layout" svg:x1="18.3cm" svg:y1="12.1cm" svg:x2="15.4cm" svg:y2="27.2cm">
          <text:p/>
        </draw:line>
        <draw:line draw:style-name="gr5" draw:text-style-name="P3" draw:layer="layout" svg:x1="15.8cm" svg:y1="8.4cm" svg:x2="18.6cm" svg:y2="9.9cm">
          <text:p/>
        </draw:line>
        <draw:line draw:style-name="gr5" draw:text-style-name="P3" draw:layer="layout" svg:x1="18.6cm" svg:y1="9.9cm" svg:x2="18.6cm" svg:y2="12.6cm">
          <text:p/>
        </draw:line>
        <draw:line draw:style-name="gr5" draw:text-style-name="P3" draw:layer="layout" svg:x1="18.6cm" svg:y1="12.6cm" svg:x2="17.1cm" svg:y2="27.2cm">
          <text:p/>
        </draw:line>
        <draw:custom-shape draw:style-name="gr14" draw:text-style-name="P6" draw:layer="layout" svg:width="0.604cm" svg:height="0.559cm" svg:x="17.478cm" svg:y="27.24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05cm" svg:height="0.559cm" svg:x="18.195cm" svg:y="27.241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622cm" svg:height="0.575cm" svg:x="18.778cm" svg:y="27.22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622cm" svg:height="0.575cm" svg:x="19.5cm" svg:y="27.225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18.674cm" svg:y="7.9cm">
          <text:p text:style-name="P1"><text:span text:style-name="T1">s</text:span><text:span text:style-name="T1">t</text:span><text:span text:style-name="T1">m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71cm" svg:height="0.562cm" svg:x="18.8cm" svg:y="10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cm" svg:height="0.621cm" svg:x="20.9cm" svg:y="10cm">
          <text:p text:style-name="P1"><text:span text:style-name="T1">e</text:span><text:span text:style-name="T1">x</text:span><text:span text:style-name="T1">p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cm" svg:height="0.6cm" svg:x="20.6cm" svg:y="11.5cm">
          <text:p text:style-name="P1"><text:span text:style-name="T1">numb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5cm" svg:y1="10.6cm" svg:x2="21.5cm" svg:y2="11.5cm">
          <text:p/>
        </draw:line>
        <draw:custom-shape draw:style-name="gr18" draw:text-style-name="P2" draw:layer="layout" svg:width="1.3cm" svg:height="0.521cm" svg:x="20.8cm" svg:y="12.979cm">
          <text:p text:style-name="P1"><text:span text:style-name="T1">d</text:span><text:span text:style-name="T1">i</text:span><text:span text:style-name="T1">g</text:span><text:span text:style-name="T1">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5cm" svg:y1="12.1cm" svg:x2="21.5cm" svg:y2="13cm">
          <text:p/>
        </draw:line>
        <draw:line draw:style-name="gr2" draw:text-style-name="P3" draw:layer="layout" svg:x1="19.4cm" svg:y1="8.4cm" svg:x2="19.5cm" svg:y2="10cm">
          <text:p/>
        </draw:line>
        <draw:line draw:style-name="gr2" draw:text-style-name="P3" draw:layer="layout" svg:x1="17.8cm" svg:y1="2cm" svg:x2="19.3cm" svg:y2="7.9cm">
          <text:p/>
        </draw:line>
        <draw:line draw:style-name="gr5" draw:text-style-name="P3" draw:layer="layout" svg:x1="19.3cm" svg:y1="12.1cm" svg:x2="17.8cm" svg:y2="27.2cm">
          <text:p/>
        </draw:line>
        <draw:line draw:style-name="gr5" draw:text-style-name="P3" draw:layer="layout" svg:x1="19.4cm" svg:y1="8.4cm" svg:x2="20.7cm" svg:y2="10cm">
          <text:p/>
        </draw:line>
        <draw:line draw:style-name="gr5" draw:text-style-name="P3" draw:layer="layout" svg:x1="20.7cm" svg:y1="10cm" svg:x2="18.4cm" svg:y2="27.2cm">
          <text:p/>
        </draw:line>
        <draw:line draw:style-name="gr2" draw:text-style-name="P3" draw:layer="layout" svg:x1="19.4cm" svg:y1="8.4cm" svg:x2="21.6cm" svg:y2="10cm">
          <text:p/>
        </draw:line>
        <draw:line draw:style-name="gr5" draw:text-style-name="P3" draw:layer="layout" svg:x1="21.4cm" svg:y1="13.5cm" svg:x2="19.1cm" svg:y2="27.2cm">
          <text:p/>
        </draw:line>
        <draw:line draw:style-name="gr5" draw:text-style-name="P3" draw:layer="layout" svg:x1="19.4cm" svg:y1="8.4cm" svg:x2="22.8cm" svg:y2="10.1cm">
          <text:p/>
        </draw:line>
        <draw:line draw:style-name="gr5" draw:text-style-name="P3" draw:layer="layout" svg:x1="22.8cm" svg:y1="10.1cm" svg:x2="22.8cm" svg:y2="13.5cm">
          <text:p/>
        </draw:line>
        <draw:line draw:style-name="gr5" draw:text-style-name="P3" draw:layer="layout" svg:x1="22.8cm" svg:y1="13.5cm" svg:x2="19.8cm" svg:y2="27.2cm">
          <text:p/>
        </draw:line>
        <draw:custom-shape draw:style-name="gr19" draw:text-style-name="P6" draw:layer="layout" svg:width="0.622cm" svg:height="0.575cm" svg:x="20.278cm" svg:y="27.225cm">
          <text:p text:style-name="P1"><text:span text:style-name="T1">i</text:span><text:span text:style-name="T1">f</text:span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1cm" svg:y="27.22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5cm" svg:height="0.575cm" svg:x="21.5cm" svg:y="27.225cm">
          <text:p text:style-name="P1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22.1cm" svg:y="27.22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2.6cm" svg:y="27.225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3.1cm" svg:y="27.225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cm" svg:height="0.575cm" svg:x="23.6cm" svg:y="27.225cm">
          <text:p text:style-name="P1"><text:span text:style-name="T1">w</text:span><text:span text:style-name="T1">h</text:span><text:span text:style-name="T1">il</text:span><text:span text:style-name="T1">e</text:span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5.178cm" svg:y="27.22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5cm" svg:height="0.575cm" svg:x="25.678cm" svg:y="27.225cm">
          <text:p text:style-name="P1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26.278cm" svg:y="27.22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6.8cm" svg:y="27.225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7.3cm" svg:y="27.225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cm" svg:height="0.575cm" svg:x="27.8cm" svg:y="27.225cm">
          <text:p text:style-name="P1"><text:span text:style-name="T1">w</text:span><text:span text:style-name="T1">ri</text:span><text:span text:style-name="T1">t</text:span><text:span text:style-name="T1">e</text:span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29.4cm" svg:y="27.22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29.9cm" svg:y="27.225cm">
          <text:p text:style-name="P1"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30.378cm" svg:y="27.22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30.878cm" svg:y="27.225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322cm" svg:height="0.575cm" svg:x="31.878cm" svg:y="27.225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31.378cm" svg:y="27.22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32.278cm" svg:y="27.22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222cm" svg:height="0.575cm" svg:x="32.778cm" svg:y="27.225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3cm" svg:height="0.575cm" svg:x="33.1cm" svg:y="27.225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cm" svg:height="0.575cm" svg:x="33.5cm" svg:y="27.225cm">
          <text:p text:style-name="P1"><text:span text:style-name="T1">write(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22cm" svg:height="0.575cm" svg:x="35.1cm" svg:y="27.22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4cm" svg:height="0.575cm" svg:x="35.6cm" svg:y="27.225cm">
          <text:p text:style-name="P1"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3cm" svg:height="0.575cm" svg:x="36.1cm" svg:y="27.225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26.6cm" svg:y="7.9cm">
          <text:p text:style-name="P1"><text:span text:style-name="T1">s</text:span><text:span text:style-name="T1">t</text:span><text:span text:style-name="T1">m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7.3cm" svg:y1="8.4cm" svg:x2="23.4cm" svg:y2="9.2cm">
          <text:p/>
        </draw:line>
        <draw:line draw:style-name="gr5" draw:text-style-name="P3" draw:layer="layout" svg:x1="23.4cm" svg:y1="9.2cm" svg:x2="23.4cm" svg:y2="13.8cm">
          <text:p/>
        </draw:line>
        <draw:line draw:style-name="gr5" draw:text-style-name="P3" draw:layer="layout" svg:x1="23.4cm" svg:y1="13.8cm" svg:x2="20.6cm" svg:y2="27.2cm">
          <text:p/>
        </draw:line>
        <draw:custom-shape draw:style-name="gr13" draw:text-style-name="P2" draw:layer="layout" svg:width="1.671cm" svg:height="0.562cm" svg:x="23.7cm" svg:y="10cm">
          <text:p text:style-name="P1"><text:span text:style-name="T1">c</text:span><text:span text:style-name="T1">o</text:span><text:span text:style-name="T1">n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4cm" svg:y1="10cm" svg:x2="27.3cm" svg:y2="8.4cm">
          <text:p/>
        </draw:line>
        <draw:line draw:style-name="gr2" draw:text-style-name="P3" draw:layer="layout" svg:x1="17.8cm" svg:y1="2cm" svg:x2="27.3cm" svg:y2="7.9cm">
          <text:p/>
        </draw:line>
        <draw:custom-shape draw:style-name="gr16" draw:text-style-name="P2" draw:layer="layout" svg:width="1.4cm" svg:height="0.621cm" svg:x="23.6cm" svg:y="11.5cm">
          <text:p text:style-name="P1"><text:span text:style-name="T1">e</text:span><text:span text:style-name="T1">x</text:span><text:span text:style-name="T1">p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4cm" svg:y1="10.6cm" svg:x2="24cm" svg:y2="11.5cm">
          <text:p/>
        </draw:line>
        <draw:custom-shape draw:style-name="gr16" draw:text-style-name="P2" draw:layer="layout" svg:width="1.4cm" svg:height="0.621cm" svg:x="23.6cm" svg:y="12.879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4.1cm" svg:y1="12.1cm" svg:x2="24.1cm" svg:y2="12.9cm">
          <text:p/>
        </draw:line>
        <draw:custom-shape draw:style-name="gr16" draw:text-style-name="P2" draw:layer="layout" svg:width="1.4cm" svg:height="0.621cm" svg:x="25.2cm" svg:y="11.479cm">
          <text:p text:style-name="P1"><text:span text:style-name="T1">comp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4cm" svg:y1="10.6cm" svg:x2="25.8cm" svg:y2="11.5cm">
          <text:p/>
        </draw:line>
        <draw:custom-shape draw:style-name="gr16" draw:text-style-name="P2" draw:layer="layout" svg:width="1.4cm" svg:height="0.621cm" svg:x="26.8cm" svg:y="11.479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4cm" svg:y1="10.6cm" svg:x2="27.2cm" svg:y2="11.5cm">
          <text:p/>
        </draw:line>
        <draw:line draw:style-name="gr5" draw:text-style-name="P3" draw:layer="layout" svg:x1="24.1cm" svg:y1="14.5cm" svg:x2="21.2cm" svg:y2="27.2cm">
          <text:p/>
        </draw:line>
        <draw:line draw:style-name="gr5" draw:text-style-name="P3" draw:layer="layout" svg:x1="25.7cm" svg:y1="12.1cm" svg:x2="21.8cm" svg:y2="27.2cm">
          <text:p/>
        </draw:line>
        <draw:custom-shape draw:style-name="gr16" draw:text-style-name="P2" draw:layer="layout" svg:width="1.4cm" svg:height="0.621cm" svg:x="25.7cm" svg:y="12.879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7cm" svg:y1="12.1cm" svg:x2="26.4cm" svg:y2="12.9cm">
          <text:p/>
        </draw:line>
        <draw:line draw:style-name="gr5" draw:text-style-name="P3" draw:layer="layout" svg:x1="26cm" svg:y1="14.5cm" svg:x2="22.3cm" svg:y2="27.2cm">
          <text:p/>
        </draw:line>
        <draw:line draw:style-name="gr5" draw:text-style-name="P3" draw:layer="layout" svg:x1="27.9cm" svg:y1="8.4cm" svg:x2="28.5cm" svg:y2="11.7cm">
          <text:p/>
        </draw:line>
        <draw:line draw:style-name="gr5" draw:text-style-name="P3" draw:layer="layout" svg:x1="28.5cm" svg:y1="11.7cm" svg:x2="22.8cm" svg:y2="27.2cm">
          <text:p/>
        </draw:line>
        <draw:line draw:style-name="gr5" draw:text-style-name="P3" draw:layer="layout" svg:x1="29.4cm" svg:y1="9.5cm" svg:x2="23.3cm" svg:y2="27.2cm">
          <text:p/>
        </draw:line>
        <draw:custom-shape draw:style-name="gr26" draw:text-style-name="P2" draw:layer="layout" svg:width="1.326cm" svg:height="0.5cm" svg:x="29.374cm" svg:y="9.9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1.5cm" svg:y1="8.4cm" svg:x2="30cm" svg:y2="9.9cm">
          <text:p/>
        </draw:line>
        <draw:line draw:style-name="gr5" draw:text-style-name="P3" draw:layer="layout" svg:x1="30.2cm" svg:y1="10.4cm" svg:x2="24.2cm" svg:y2="27.2cm">
          <text:p/>
        </draw:line>
        <draw:custom-shape draw:style-name="gr13" draw:text-style-name="P2" draw:layer="layout" svg:width="1.671cm" svg:height="0.562cm" svg:x="29.4cm" svg:y="12.838cm">
          <text:p text:style-name="P1"><text:span text:style-name="T1">c</text:span><text:span text:style-name="T1">o</text:span><text:span text:style-name="T1">n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0.2cm" svg:y1="10.4cm" svg:x2="30.2cm" svg:y2="12.8cm">
          <text:p/>
        </draw:line>
        <draw:custom-shape draw:style-name="gr16" draw:text-style-name="P2" draw:layer="layout" svg:width="1.4cm" svg:height="0.621cm" svg:x="29.1cm" svg:y="13.7cm">
          <text:p text:style-name="P1"><text:span text:style-name="T1">e</text:span><text:span text:style-name="T1">x</text:span><text:span text:style-name="T1">p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cm" svg:height="0.621cm" svg:x="30.8cm" svg:y="13.7cm">
          <text:p text:style-name="P1"><text:span text:style-name="T1">c</text:span><text:span text:style-name="T1">o</text:span><text:span text:style-name="T1">m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cm" svg:height="0.621cm" svg:x="32.5cm" svg:y="13.7cm">
          <text:p text:style-name="P1"><text:span text:style-name="T1">e</text:span><text:span text:style-name="T1">x</text:span><text:span text:style-name="T1">p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0cm" svg:y1="13.4cm" svg:x2="29.7cm" svg:y2="13.7cm">
          <text:p/>
        </draw:line>
        <draw:line draw:style-name="gr2" draw:text-style-name="P3" draw:layer="layout" svg:x1="30cm" svg:y1="13.4cm" svg:x2="29.7cm" svg:y2="13.7cm">
          <text:p/>
        </draw:line>
        <draw:line draw:style-name="gr2" draw:text-style-name="P3" draw:layer="layout" svg:x1="30cm" svg:y1="13.4cm" svg:x2="31.3cm" svg:y2="13.7cm">
          <text:p/>
        </draw:line>
        <draw:line draw:style-name="gr2" draw:text-style-name="P3" draw:layer="layout" svg:x1="30cm" svg:y1="13.4cm" svg:x2="32.9cm" svg:y2="13.7cm">
          <text:p/>
        </draw:line>
        <draw:custom-shape draw:style-name="gr16" draw:text-style-name="P2" draw:layer="layout" svg:width="1.4cm" svg:height="0.621cm" svg:x="29.1cm" svg:y="14.6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9.8cm" svg:y1="14.3cm" svg:x2="29.8cm" svg:y2="14.6cm">
          <text:p/>
        </draw:line>
        <draw:line draw:style-name="gr5" draw:text-style-name="P3" draw:layer="layout" svg:x1="29.4cm" svg:y1="16.1cm" svg:x2="25.4cm" svg:y2="27.2cm">
          <text:p/>
        </draw:line>
        <draw:line draw:style-name="gr5" draw:text-style-name="P3" draw:layer="layout" svg:x1="31.4cm" svg:y1="14.3cm" svg:x2="26cm" svg:y2="27.2cm">
          <text:p/>
        </draw:line>
        <draw:custom-shape draw:style-name="gr16" draw:text-style-name="P2" draw:layer="layout" svg:width="1.4cm" svg:height="0.621cm" svg:x="32.5cm" svg:y="14.579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3.2cm" svg:y1="14.3cm" svg:x2="33.2cm" svg:y2="14.6cm">
          <text:p/>
        </draw:line>
        <draw:line draw:style-name="gr5" draw:text-style-name="P3" draw:layer="layout" svg:x1="26.5cm" svg:y1="27.2cm" svg:x2="32.7cm" svg:y2="16.1cm">
          <text:p/>
        </draw:line>
        <draw:line draw:style-name="gr5" draw:text-style-name="P3" draw:layer="layout" svg:x1="30.2cm" svg:y1="10.4cm" svg:x2="34cm" svg:y2="13.7cm">
          <text:p/>
        </draw:line>
        <draw:line draw:style-name="gr5" draw:text-style-name="P3" draw:layer="layout" svg:x1="34cm" svg:y1="13.7cm" svg:x2="34.1cm" svg:y2="15.5cm">
          <text:p/>
        </draw:line>
        <draw:line draw:style-name="gr5" draw:text-style-name="P3" draw:layer="layout" svg:x1="34.1cm" svg:y1="15.5cm" svg:x2="27cm" svg:y2="27.2cm">
          <text:p/>
        </draw:line>
        <draw:custom-shape draw:style-name="gr26" draw:text-style-name="P2" draw:layer="layout" svg:width="1.326cm" svg:height="0.5cm" svg:x="31.174cm" svg:y="9.9cm">
          <text:p text:style-name="P1"><text:span text:style-name="T1">stm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4.1cm" svg:y1="13.3cm" svg:x2="34.5cm" svg:y2="15.7cm">
          <text:p/>
        </draw:line>
        <draw:line draw:style-name="gr5" draw:text-style-name="P3" draw:layer="layout" svg:x1="34.5cm" svg:y1="15.7cm" svg:x2="27.5cm" svg:y2="27.2cm">
          <text:p/>
        </draw:line>
        <draw:line draw:style-name="gr2" draw:text-style-name="P3" draw:layer="layout" svg:x1="31.5cm" svg:y1="8.4cm" svg:x2="31.8cm" svg:y2="9.9cm">
          <text:p/>
        </draw:line>
        <draw:custom-shape draw:style-name="gr26" draw:text-style-name="P2" draw:layer="layout" svg:width="1.326cm" svg:height="0.5cm" svg:x="34.674cm" svg:y="13.8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1.9cm" svg:y1="10.4cm" svg:x2="34.9cm" svg:y2="13.8cm">
          <text:p/>
        </draw:line>
        <draw:custom-shape draw:style-name="gr26" draw:text-style-name="P2" draw:layer="layout" svg:width="1.326cm" svg:height="0.5cm" svg:x="34.974cm" svg:y="14.6cm">
          <text:p text:style-name="P1"><text:span text:style-name="T1">ex</text:span><text:span text:style-name="T1">p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.9cm" svg:y1="14.3cm" svg:x2="35.6cm" svg:y2="14.6cm">
          <text:p/>
        </draw:line>
        <draw:line draw:style-name="gr5" draw:text-style-name="P3" draw:layer="layout" svg:x1="34.9cm" svg:y1="14.3cm" svg:x2="34.7cm" svg:y2="15.8cm">
          <text:p/>
        </draw:line>
        <draw:line draw:style-name="gr5" draw:text-style-name="P3" draw:layer="layout" svg:x1="34.7cm" svg:y1="15.8cm" svg:x2="28.5cm" svg:y2="27.2cm">
          <text:p/>
        </draw:line>
        <draw:custom-shape draw:style-name="gr16" draw:text-style-name="P2" draw:layer="layout" svg:width="1.4cm" svg:height="0.621cm" svg:x="34.9cm" svg:y="15.379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5.8cm" svg:y1="15.1cm" svg:x2="35.8cm" svg:y2="15.4cm">
          <text:p/>
        </draw:line>
        <draw:line draw:style-name="gr5" draw:text-style-name="P3" draw:layer="layout" svg:x1="35.2cm" svg:y1="16.9cm" svg:x2="29.5cm" svg:y2="27.2cm">
          <text:p/>
        </draw:line>
        <draw:line draw:style-name="gr5" draw:text-style-name="P3" draw:layer="layout" svg:x1="34.9cm" svg:y1="14.3cm" svg:x2="36.5cm" svg:y2="14.6cm">
          <text:p/>
        </draw:line>
        <draw:line draw:style-name="gr5" draw:text-style-name="P3" draw:layer="layout" svg:x1="36.5cm" svg:y1="14.6cm" svg:x2="36.4cm" svg:y2="16cm">
          <text:p/>
        </draw:line>
        <draw:line draw:style-name="gr5" draw:text-style-name="P3" draw:layer="layout" svg:x1="36.4cm" svg:y1="16cm" svg:x2="30.1cm" svg:y2="27.2cm">
          <text:p/>
        </draw:line>
        <draw:custom-shape draw:style-name="gr26" draw:text-style-name="P2" draw:layer="layout" svg:width="1.326cm" svg:height="0.5cm" svg:x="36.574cm" svg:y="13.8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1.9cm" svg:y1="10.4cm" svg:x2="37cm" svg:y2="13.8cm">
          <text:p/>
        </draw:line>
        <draw:custom-shape draw:style-name="gr28" draw:text-style-name="P2" draw:layer="layout" svg:width="1.4cm" svg:height="0.521cm" svg:x="36.7cm" svg:y="14.6cm">
          <text:p text:style-name="P1"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34.8cm" svg:y="22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7.1cm" svg:y1="14.3cm" svg:x2="37.1cm" svg:y2="14.6cm">
          <text:p/>
        </draw:line>
        <draw:line draw:style-name="gr2" draw:text-style-name="P3" draw:layer="layout" svg:x1="37.1cm" svg:y1="14.3cm" svg:x2="39cm" svg:y2="14.5cm">
          <text:p/>
        </draw:line>
        <draw:line draw:style-name="gr5" draw:text-style-name="P3" draw:layer="layout" svg:x1="37.1cm" svg:y1="15.8cm" svg:x2="30.6cm" svg:y2="27.2cm">
          <text:p/>
        </draw:line>
        <draw:line draw:style-name="gr5" draw:text-style-name="P3" draw:layer="layout" svg:x1="37.1cm" svg:y1="14.3cm" svg:x2="38.3cm" svg:y2="14.5cm">
          <text:p/>
        </draw:line>
        <draw:line draw:style-name="gr5" draw:text-style-name="P3" draw:layer="layout" svg:x1="38.3cm" svg:y1="14.5cm" svg:x2="38.4cm" svg:y2="15.1cm">
          <text:p/>
        </draw:line>
        <draw:line draw:style-name="gr5" draw:text-style-name="P3" draw:layer="layout" svg:x1="38.4cm" svg:y1="15.1cm" svg:x2="31.1cm" svg:y2="27.2cm">
          <text:p/>
        </draw:line>
        <draw:custom-shape draw:style-name="gr26" draw:text-style-name="P2" draw:layer="layout" svg:width="1.326cm" svg:height="0.5cm" svg:x="33.974cm" svg:y="22.8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35.474cm" svg:y="22.8cm">
          <text:p text:style-name="P1"><text:span text:style-name="T1">bino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36.9cm" svg:y="22.8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9cm" svg:y1="14.5cm" svg:x2="35.5cm" svg:y2="22cm">
          <text:p/>
        </draw:line>
        <draw:line draw:style-name="gr2" draw:text-style-name="P3" draw:layer="layout" svg:x1="35cm" svg:y1="22.5cm" svg:x2="34.8cm" svg:y2="22.8cm">
          <text:p/>
        </draw:line>
        <draw:line draw:style-name="gr2" draw:text-style-name="P3" draw:layer="layout" svg:x1="35.7cm" svg:y1="22.5cm" svg:x2="36.2cm" svg:y2="22.8cm">
          <text:p/>
        </draw:line>
        <draw:line draw:style-name="gr2" draw:text-style-name="P3" draw:layer="layout" svg:x1="35.7cm" svg:y1="22.5cm" svg:x2="37.7cm" svg:y2="22.8cm">
          <text:p/>
        </draw:line>
        <draw:custom-shape draw:style-name="gr16" draw:text-style-name="P2" draw:layer="layout" svg:width="1.4cm" svg:height="0.621cm" svg:x="33.4cm" svg:y="23.579cm">
          <text:p text:style-name="P1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.3cm" svg:y1="23.3cm" svg:x2="33.9cm" svg:y2="23.6cm">
          <text:p/>
        </draw:line>
        <draw:line draw:style-name="gr5" draw:text-style-name="P3" draw:layer="layout" svg:x1="33.4cm" svg:y1="25cm" svg:x2="31.7cm" svg:y2="27.2cm">
          <text:p/>
        </draw:line>
        <draw:line draw:style-name="gr5" draw:text-style-name="P3" draw:layer="layout" svg:x1="36.1cm" svg:y1="23.3cm" svg:x2="32cm" svg:y2="27.2cm">
          <text:p/>
        </draw:line>
        <draw:line draw:style-name="gr2" draw:text-style-name="P3" draw:layer="layout" svg:x1="37.3cm" svg:y1="23.3cm" svg:x2="36.9cm" svg:y2="23.6cm">
          <text:p/>
        </draw:line>
        <draw:custom-shape draw:style-name="gr16" draw:text-style-name="P2" draw:layer="layout" svg:width="1.4cm" svg:height="0.621cm" svg:x="36cm" svg:y="23.579cm">
          <text:p text:style-name="P1"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5.8cm" svg:y1="25cm" svg:x2="32.5cm" svg:y2="27.2cm">
          <text:p/>
        </draw:line>
        <draw:line draw:style-name="gr5" draw:text-style-name="P3" draw:layer="layout" svg:x1="37.3cm" svg:y1="14.3cm" svg:x2="39.4cm" svg:y2="14.5cm">
          <text:p/>
        </draw:line>
        <draw:line draw:style-name="gr5" draw:text-style-name="P3" draw:layer="layout" svg:x1="39.4cm" svg:y1="14.5cm" svg:x2="38.2cm" svg:y2="24.2cm">
          <text:p/>
        </draw:line>
        <draw:line draw:style-name="gr5" draw:text-style-name="P3" draw:layer="layout" svg:x1="38.2cm" svg:y1="24.2cm" svg:x2="32.9cm" svg:y2="27.2cm">
          <text:p/>
        </draw:line>
        <draw:line draw:style-name="gr5" draw:text-style-name="P3" draw:layer="layout" svg:x1="31.9cm" svg:y1="10.4cm" svg:x2="39.9cm" svg:y2="13.5cm">
          <text:p/>
        </draw:line>
        <draw:line draw:style-name="gr5" draw:text-style-name="P3" draw:layer="layout" svg:x1="39.9cm" svg:y1="13.5cm" svg:x2="38.5cm" svg:y2="24.1cm">
          <text:p/>
        </draw:line>
        <draw:line draw:style-name="gr5" draw:text-style-name="P3" draw:layer="layout" svg:x1="38.5cm" svg:y1="24.1cm" svg:x2="33.2cm" svg:y2="27.2cm">
          <text:p/>
        </draw:line>
        <draw:custom-shape draw:style-name="gr10" draw:text-style-name="P2" draw:layer="layout" svg:width="1.5cm" svg:height="0.6cm" svg:x="4.7cm" svg:y="11.4cm">
          <text:p text:style-name="P1"><text:span text:style-name="T1">lett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6.7cm" svg:y="11.4cm"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11.1cm" svg:y="13.8cm">
          <text:p text:style-name="P1"><text:span text:style-name="T1">lett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16.3cm" svg:y="12.9cm">
          <text:p text:style-name="P1"><text:span text:style-name="T1">l</text:span><text:span text:style-name="T1">e</text:span><text:span text:style-name="T1">t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23.5cm" svg:y="13.9cm">
          <text:p text:style-name="P1"><text:span text:style-name="T1">l</text:span><text:span text:style-name="T1">e</text:span><text:span text:style-name="T1">t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25.6cm" svg:y="13.9cm"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28.7cm" svg:y="15.5cm">
          <text:p text:style-name="P1"><text:span text:style-name="T1">lett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34.4cm" svg:y="16.3cm">
          <text:p text:style-name="P1"><text:span text:style-name="T1">l</text:span><text:span text:style-name="T1">e</text:span><text:span text:style-name="T1">t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32.8cm" svg:y="24.4cm"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6cm" svg:x="35.1cm" svg:y="24.4cm">
          <text:p text:style-name="P1"><text:span text:style-name="T1">l</text:span><text:span text:style-name="T1">e</text:span><text:span text:style-name="T1">t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38.2cm" svg:y="24.5cm">
          <text:p text:style-name="P1"><text:span text:style-name="T1">s</text:span><text:span text:style-name="T1">t</text:span><text:span text:style-name="T1">m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8.2cm" svg:y1="25cm" svg:x2="34.3cm" svg:y2="27.2cm">
          <text:p/>
        </draw:line>
        <draw:custom-shape draw:style-name="gr26" draw:text-style-name="P2" draw:layer="layout" svg:width="1.326cm" svg:height="0.5cm" svg:x="38.1cm" svg:y="25.2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37cm" svg:y="25.8cm">
          <text:p text:style-name="P1"><text:span text:style-name="T1">n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26cm" svg:height="0.5cm" svg:x="35.774cm" svg:y="26.4cm">
          <text:p text:style-name="P1"><text:span text:style-name="T1">lett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9.1cm" svg:y1="25cm" svg:x2="38.9cm" svg:y2="25.2cm">
          <text:p/>
        </draw:line>
        <draw:line draw:style-name="gr2" draw:text-style-name="P3" draw:layer="layout" svg:x1="38.8cm" svg:y1="25.7cm" svg:x2="38.1cm" svg:y2="25.8cm">
          <text:p/>
        </draw:line>
        <draw:line draw:style-name="gr2" draw:text-style-name="P3" draw:layer="layout" svg:x1="37.3cm" svg:y1="26.3cm" svg:x2="37cm" svg:y2="26.4cm">
          <text:p/>
        </draw:line>
        <draw:line draw:style-name="gr5" draw:text-style-name="P3" draw:layer="layout" svg:x1="36.7cm" svg:y1="26.9cm" svg:x2="35.3cm" svg:y2="27.2cm">
          <text:p/>
        </draw:line>
        <draw:line draw:style-name="gr5" draw:text-style-name="P3" draw:layer="layout" svg:x1="39.5cm" svg:y1="25cm" svg:x2="39.5cm" svg:y2="25.8cm">
          <text:p/>
        </draw:line>
        <draw:line draw:style-name="gr5" draw:text-style-name="P3" draw:layer="layout" svg:x1="39.5cm" svg:y1="25.8cm" svg:x2="37.4cm" svg:y2="26.9cm">
          <text:p/>
        </draw:line>
        <draw:line draw:style-name="gr5" draw:text-style-name="P3" draw:layer="layout" svg:x1="37.4cm" svg:y1="26.9cm" svg:x2="35.8cm" svg:y2="27.2cm">
          <text:p/>
        </draw:line>
        <draw:line draw:style-name="gr5" draw:text-style-name="P3" draw:layer="layout" svg:x1="31.5cm" svg:y1="8.4cm" svg:x2="40.6cm" svg:y2="13.4cm">
          <text:p/>
        </draw:line>
        <draw:line draw:style-name="gr5" draw:text-style-name="P3" draw:layer="layout" svg:x1="40.6cm" svg:y1="13.4cm" svg:x2="39.8cm" svg:y2="26.4cm">
          <text:p/>
        </draw:line>
        <draw:line draw:style-name="gr5" draw:text-style-name="P3" draw:layer="layout" svg:x1="39.8cm" svg:y1="26.4cm" svg:x2="36.4cm" svg:y2="27.5cm">
          <text:p/>
        </draw:line>
        <draw:line draw:style-name="gr2" draw:text-style-name="P3" draw:layer="layout" svg:x1="5.5cm" svg:y1="10.6cm" svg:x2="5.5cm" svg:y2="11.4cm">
          <text:p/>
        </draw:line>
        <draw:custom-shape draw:style-name="gr10" draw:text-style-name="P2" draw:layer="layout" svg:width="1.5cm" svg:height="0.6cm" svg:x="2.8cm" svg:y="11.4cm">
          <text:p text:style-name="P1"><text:span text:style-name="T1">lett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10.6cm" svg:x2="3.4cm" svg:y2="11.4cm">
          <text:p/>
        </draw:line>
        <draw:line draw:style-name="gr2" draw:text-style-name="P3" draw:layer="layout" svg:x1="7.3cm" svg:y1="10.6cm" svg:x2="7.3cm" svg:y2="11.3cm">
          <text:p/>
        </draw:line>
        <draw:line draw:style-name="gr2" draw:text-style-name="P3" draw:layer="layout" svg:x1="11.9cm" svg:y1="13.5cm" svg:x2="11.9cm" svg:y2="13.8cm">
          <text:p/>
        </draw:line>
        <draw:line draw:style-name="gr2" draw:text-style-name="P3" draw:layer="layout" svg:x1="17.1cm" svg:y1="12.1cm" svg:x2="17.1cm" svg:y2="12.9cm">
          <text:p/>
        </draw:line>
        <draw:custom-shape draw:style-name="gr10" draw:text-style-name="P2" draw:layer="layout" svg:width="1.5cm" svg:height="0.6cm" svg:x="18.8cm" svg:y="11.5cm"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5cm" svg:y1="10.6cm" svg:x2="19.4cm" svg:y2="11.5cm">
          <text:p/>
        </draw:line>
        <draw:line draw:style-name="gr2" draw:text-style-name="P3" draw:layer="layout" svg:x1="24.1cm" svg:y1="13.5cm" svg:x2="24.1cm" svg:y2="13.9cm">
          <text:p/>
        </draw:line>
        <draw:line draw:style-name="gr2" draw:text-style-name="P3" draw:layer="layout" svg:x1="26.1cm" svg:y1="13.5cm" svg:x2="26.1cm" svg:y2="13.9cm">
          <text:p/>
        </draw:line>
        <draw:line draw:style-name="gr2" draw:text-style-name="P3" draw:layer="layout" svg:x1="29.7cm" svg:y1="15.2cm" svg:x2="29.4cm" svg:y2="15.5cm">
          <text:p/>
        </draw:line>
        <draw:custom-shape draw:style-name="gr10" draw:text-style-name="P2" draw:layer="layout" svg:width="1.5cm" svg:height="0.6cm" svg:x="32cm" svg:y="15.5cm"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3.2cm" svg:y1="15.2cm" svg:x2="32.9cm" svg:y2="15.5cm">
          <text:p/>
        </draw:line>
        <draw:line draw:style-name="gr2" draw:text-style-name="P3" draw:layer="layout" svg:x1="35.5cm" svg:y1="16cm" svg:x2="35.4cm" svg:y2="16.3cm">
          <text:p/>
        </draw:line>
        <draw:custom-shape draw:style-name="gr29" draw:text-style-name="P2" draw:layer="layout" svg:width="1.4cm" svg:height="0.4cm" svg:x="36.5cm" svg:y="15.4cm"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7.2cm" svg:y1="15.1cm" svg:x2="37.2cm" svg:y2="15.4cm">
          <text:p/>
        </draw:line>
        <draw:line draw:style-name="gr2" draw:text-style-name="P3" draw:layer="layout" svg:x1="33.8cm" svg:y1="24.2cm" svg:x2="33.5cm" svg:y2="24.4cm">
          <text:p/>
        </draw:line>
        <draw:line draw:style-name="gr2" draw:text-style-name="P3" draw:layer="layout" svg:x1="31.5cm" svg:y1="8.4cm" svg:x2="40.2cm" svg:y2="13.4cm">
          <text:p/>
        </draw:line>
        <draw:line draw:style-name="gr2" draw:text-style-name="P3" draw:layer="layout" svg:x1="40.2cm" svg:y1="13.4cm" svg:x2="38.9cm" svg:y2="24.5cm">
          <text:p/>
        </draw:line>
        <draw:custom-shape draw:style-name="gr12" draw:text-style-name="P2" draw:layer="layout" svg:width="1.326cm" svg:height="0.549cm" svg:x="15cm" svg:y="7.851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cm" svg:y1="7.8cm" svg:x2="17.8cm" svg:y2="2cm">
          <text:p/>
        </draw:line>
        <draw:custom-shape draw:style-name="gr26" draw:text-style-name="P2" draw:layer="layout" svg:width="1.326cm" svg:height="0.5cm" svg:x="30.774cm" svg:y="7.9cm">
          <text:p text:style-name="P1"><text:span text:style-name="T1">stm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cm" svg:y1="2cm" svg:x2="31.5cm" svg:y2="7.9cm">
          <text:p/>
        </draw:line>
        <draw:line draw:style-name="gr5" draw:text-style-name="P3" draw:layer="layout" svg:x1="29.4cm" svg:y1="9.5cm" svg:x2="31.5cm" svg:y2="8.4cm">
          <text:p/>
        </draw:line>
        <draw:line draw:style-name="gr5" draw:text-style-name="P3" draw:layer="layout" svg:x1="34.1cm" svg:y1="13.3cm" svg:x2="31.9cm" svg:y2="10.4cm">
          <text:p/>
        </draw:line>
      </draw:page>
      <draw:page draw:name="page2" draw:style-name="dp1" draw:master-page-name="Default">
        <draw:custom-shape draw:style-name="gr30" draw:text-style-name="P2" draw:layer="layout" svg:width="1.8cm" svg:height="0.6cm" svg:x="20.1cm" svg:y="2.5cm">
          <text:p text:style-name="P1"><text:span text:style-name="T1">a=0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8cm" svg:height="0.6cm" svg:x="20.1cm" svg:y="1.3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cm" svg:height="1cm" svg:x="20cm" svg:y="3.7cm">
          <text:p text:style-name="P1"><text:span text:style-name="T1">a==</text:span><text:span text:style-name="T1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0.1cm" svg:height="0.6cm" svg:x="20.915cm" svg:y="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1cm" svg:height="0.6cm" svg:x="20.9cm" svg:y="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1cm" svg:height="0.1cm" svg:x="22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8" draw:layer="layout" svg:width="1.4cm" svg:height="0.704cm" svg:x="22cm" svg:y="3.496cm">
          <draw:text-box>
            <text:p text:style-name="P7"><text:span text:style-name="T2">yes</text:span></text:p>
          </draw:text-box>
        </draw:frame>
        <draw:custom-shape draw:style-name="gr36" draw:text-style-name="P1" draw:layer="layout" svg:width="0.1cm" svg:height="1.1cm" svg:x="23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" draw:layer="layout" svg:width="3.5cm" svg:height="0.6cm" svg:x="21.4cm" svg:y="5.4cm">
          <text:p text:style-name="P1"><text:span text:style-name="T1">a=re</text:span><text:span text:style-name="T1">ad(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1.1cm" svg:height="0.1cm" svg:x="24.5cm" svg:y="5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1cm" svg:height="2.3cm" svg:x="25.6cm" svg:y="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" draw:layer="layout" svg:width="4.5cm" svg:height="0.1cm" svg:x="21.1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" draw:layer="layout" svg:width="1.7cm" svg:height="0.1cm" svg:x="18.3cm" svg:y="4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3.5cm" svg:height="0.6cm" svg:x="16.6cm" svg:y="5.4cm">
          <text:p text:style-name="P1"><text:span text:style-name="T1">b=re</text:span><text:span text:style-name="T1">ad(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1" draw:layer="layout" svg:width="0.1cm" svg:height="1.1cm" svg:x="18.2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2cm" svg:height="1cm" svg:x="17.3cm" svg:y="7.3cm">
          <text:p text:style-name="P1"><text:span text:style-name="T1">b&gt;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draw:layer="layout" svg:width="0.1cm" svg:height="1.1cm" svg:x="18.2cm" svg:y="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" draw:layer="layout" svg:width="1.7cm" svg:height="0.1cm" svg:x="15.5cm" svg:y="7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0.1cm" svg:height="4.4cm" svg:x="15.4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1cm" svg:height="0.1cm" svg:x="19.4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" draw:layer="layout" svg:width="0.1cm" svg:height="1.1cm" svg:x="20.4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8" draw:layer="layout" svg:width="1.4cm" svg:height="0.704cm" svg:x="16cm" svg:y="7.1cm">
          <draw:text-box>
            <text:p text:style-name="P7"><text:span text:style-name="T2">no</text:span></text:p>
          </draw:text-box>
        </draw:frame>
        <draw:frame draw:style-name="gr35" draw:text-style-name="P8" draw:layer="layout" svg:width="1.4cm" svg:height="0.704cm" svg:x="22cm" svg:y="3.496cm">
          <draw:text-box>
            <text:p text:style-name="P7"><text:span text:style-name="T2">yes</text:span></text:p>
          </draw:text-box>
        </draw:frame>
        <draw:frame draw:style-name="gr35" draw:text-style-name="P8" draw:layer="layout" svg:width="1.4cm" svg:height="0.704cm" svg:x="18.6cm" svg:y="3.5cm">
          <draw:text-box>
            <text:p text:style-name="P7"><text:span text:style-name="T2">no</text:span></text:p>
          </draw:text-box>
        </draw:frame>
        <draw:frame draw:style-name="gr35" draw:text-style-name="P8" draw:layer="layout" svg:width="1.4cm" svg:height="0.704cm" svg:x="16cm" svg:y="7.1cm">
          <draw:text-box>
            <text:p text:style-name="P7"><text:span text:style-name="T2">no</text:span></text:p>
          </draw:text-box>
        </draw:frame>
        <draw:frame draw:style-name="gr35" draw:text-style-name="P8" draw:layer="layout" svg:width="1.4cm" svg:height="0.704cm" svg:x="19.2cm" svg:y="7.096cm">
          <draw:text-box>
            <text:p text:style-name="P7"><text:span text:style-name="T2">yes</text:span></text:p>
          </draw:text-box>
        </draw:frame>
        <draw:custom-shape draw:style-name="gr31" draw:text-style-name="P2" draw:layer="layout" svg:width="1.8cm" svg:height="0.6cm" svg:x="14.5cm" svg:y="12.3cm">
          <text:p text:style-name="P1"><text:span text:style-name="T1">st</text:span><text:span text:style-name="T1">o</text:span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cm" svg:height="1cm" svg:x="19.5cm" svg:y="9cm">
          <text:p text:style-name="P1"><text:span text:style-name="T1">b</text:span><text:span text:style-name="T1">&gt;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8" draw:layer="layout" svg:width="1.4cm" svg:height="0.704cm" svg:x="18.3cm" svg:y="8.896cm">
          <draw:text-box>
            <text:p text:style-name="P7"><text:span text:style-name="T2">no</text:span></text:p>
          </draw:text-box>
        </draw:frame>
        <draw:custom-shape draw:style-name="gr43" draw:text-style-name="P1" draw:layer="layout" svg:width="1.6cm" svg:height="0.1cm" svg:x="17.9cm" svg:y="9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" draw:layer="layout" svg:width="1cm" svg:height="0.1cm" svg:x="21.5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8" draw:layer="layout" svg:width="1.4cm" svg:height="0.704cm" svg:x="21.5cm" svg:y="8.8cm">
          <draw:text-box>
            <text:p text:style-name="P7"><text:span text:style-name="T2">yes</text:span></text:p>
          </draw:text-box>
        </draw:frame>
        <draw:custom-shape draw:style-name="gr36" draw:text-style-name="P1" draw:layer="layout" svg:width="0.1cm" svg:height="1.1cm" svg:x="22.5cm" svg:y="9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8" draw:layer="layout" svg:width="1.4cm" svg:height="0.704cm" svg:x="21.5cm" svg:y="8.8cm">
          <draw:text-box>
            <text:p text:style-name="P7"><text:span text:style-name="T2">yes</text:span></text:p>
          </draw:text-box>
        </draw:frame>
        <draw:custom-shape draw:style-name="gr37" draw:text-style-name="P2" draw:layer="layout" svg:width="3.5cm" svg:height="0.6cm" svg:x="20.6cm" svg:y="10.7cm">
          <text:p text:style-name="P1"><text:span text:style-name="T1">write</text:span><text:span text:style-name="T1">(b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1.8cm" svg:height="0.6cm" svg:x="21.7cm" svg:y="12.4cm">
          <text:p text:style-name="P1"><text:span text:style-name="T1">b=b</text:span><text:span text:style-name="T1">-a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1cm" svg:height="1.1cm" svg:x="22.5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9cm" svg:height="0.1cm" svg:x="23.5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" draw:layer="layout" svg:width="0.1cm" svg:height="4.3cm" svg:x="24.4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9cm" svg:height="0.1cm" svg:x="20.6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3.5cm" svg:height="0.6cm" svg:x="16.3cm" svg:y="10.2cm">
          <text:p text:style-name="P1"><text:span text:style-name="T1">write</text:span><text:span text:style-name="T1">(a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7" draw:text-style-name="P1" draw:layer="layout" svg:width="0.1cm" svg:height="0.7cm" svg:x="17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" draw:layer="layout" svg:width="1.2cm" svg:height="0.1cm" svg:x="15.5cm" svg:y="10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10:12.179722494</meta:creation-date>
    <dc:date>2017-11-09T13:02:28.729312675</dc:date>
    <meta:editing-duration>PT3H5M11S</meta:editing-duration>
    <meta:editing-cycles>7</meta:editing-cycles>
    <meta:generator>LibreOffice/5.3.7.2.0$Linux_X86_64 LibreOffice_project/30m0$Build-2</meta:generator>
    <meta:document-statistic meta:object-count="318"/>
  </office:meta>
</office:document-meta>
</file>